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</office:font-face-decls>
  <office:automatic-styles>
    <style:style style:family="paragraph" style:master-page-name="MP0" style:name="P1" style:parent-style-name="Titel">
      <style:paragraph-properties fo:break-before="page"/>
    </style:style>
    <style:style style:family="table-column" style:name="TableColumn3">
      <style:table-column-properties style:column-width="1.5993in"/>
    </style:style>
    <style:style style:family="table-column" style:name="TableColumn4">
      <style:table-column-properties style:column-width="1.5993in"/>
    </style:style>
    <style:style style:family="table-column" style:name="TableColumn5">
      <style:table-column-properties style:column-width="1.5993in"/>
    </style:style>
    <style:style style:family="table-column" style:name="TableColumn6">
      <style:table-column-properties style:column-width="1.5993in"/>
    </style:style>
    <style:style style:family="table" style:name="Table2">
      <style:table-properties fo:margin-left="0in" style:width="6.3972in" table:align="left"/>
    </style:style>
    <style:style style:family="table-row" style:name="TableRow7">
      <style:table-row-properties style:min-row-height="0.3937in"/>
    </style:style>
    <style:style style:family="table-cell" style:name="TableCell8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9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0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1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2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3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4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5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6">
      <style:table-row-properties style:min-row-height="0.7875in"/>
    </style:style>
    <style:style style:family="table-cell" style:name="TableCell1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18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0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1">
      <style:table-cell-properties fo:background-color="#FFC000" fo:border="0.0069in solid #000000" fo:padding-bottom="0in" fo:padding-left="0.075in" fo:padding-right="0.075in" fo:padding-top="0in" style:writing-mode="lr-tb"/>
    </style:style>
    <style:style style:family="paragraph" style:name="P22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3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4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25">
      <style:table-row-properties style:min-row-height="0.3937in"/>
    </style:style>
    <style:style style:family="table-cell" style:name="TableCell26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7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8">
      <style:table-cell-properties fo:background-color="#00B0F0" fo:border="0.0069in solid #000000" fo:padding-bottom="0in" fo:padding-left="0.075in" fo:padding-right="0.075in" fo:padding-top="0in" style:writing-mode="lr-tb"/>
    </style:style>
    <style:style style:family="paragraph" style:name="P29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0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1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2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3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34">
      <style:table-row-properties style:min-row-height="0.3937in"/>
    </style:style>
    <style:style style:family="table-cell" style:name="TableCell35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6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8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0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41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2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" style:name="a6b8684">
      <style:table-properties fo:margin-left="0in" style:rel-width="100%" style:width="6.3972in" table:align="left"/>
    </style:style>
    <style:style style:family="table-column" style:name="a319c39">
      <style:table-column-properties style:column-width="54.16mm"/>
    </style:style>
    <style:style style:family="table-column" style:name="a492665">
      <style:table-column-properties style:column-width="54.16mm"/>
    </style:style>
    <style:style style:family="table-column" style:name="a1fc9f6">
      <style:table-column-properties style:column-width="54.16mm"/>
    </style:style>
  </office:automatic-styles>
  <office:body>
    <office:text text:use-soft-page-breaks="true">
      <text:p text:style-name="P1">Tables</text:p>
      <text:p text:style-name="Untertitel">Examples</text:p>
      <text:h text:outline-level="2" text:style-name="Überschrift2">Table with different background colors (hard coded)</text:h>
      <text:p text:style-name="Standard"/>
      <table:table table:style-name="a6b8684">
        <table:table-columns>
          <table:table-column table:style-name="a319c39"/>
          <table:table-column table:style-name="a492665"/>
          <table:table-column table:style-name="a1fc9f6"/>
        </table:table-columns>
        <table:table-row table:style-name="TableRow7">
          <table:table-cell table:style-name="TableCell10">
            <text:p text:style-name="P11">2</text:p>
          </table:table-cell>
          <table:table-cell table:style-name="TableCell12">
            <text:p text:style-name="P13">3</text:p>
          </table:table-cell>
          <table:table-cell table:style-name="TableCell14">
            <text:p text:style-name="P15">4</text:p>
          </table:table-cell>
        </table:table-row>
        <table:table-row table:style-name="TableRow16">
          <table:table-cell table:style-name="TableCell19">
            <text:p text:style-name="P20">6</text:p>
          </table:table-cell>
          <table:table-cell table:style-name="TableCell21">
            <text:p text:style-name="P22">7</text:p>
          </table:table-cell>
          <table:table-cell table:style-name="TableCell23">
            <text:p text:style-name="P24">8</text:p>
          </table:table-cell>
        </table:table-row>
        <table:table-row table:style-name="TableRow25">
          <table:table-cell table:style-name="TableCell28">
            <text:p text:style-name="P29">10</text:p>
          </table:table-cell>
          <table:table-cell table:style-name="TableCell30">
            <text:p text:style-name="P31">11</text:p>
          </table:table-cell>
          <table:table-cell table:style-name="TableCell32">
            <text:p text:style-name="P33">12</text:p>
          </table:table-cell>
        </table:table-row>
        <table:table-row table:style-name="TableRow34">
          <table:table-cell table:style-name="TableCell37">
            <text:p text:style-name="P38">14</text:p>
          </table:table-cell>
          <table:table-cell table:style-name="TableCell39">
            <text:p text:style-name="P40">15</text:p>
          </table:table-cell>
          <table:table-cell table:style-name="TableCell41">
            <text:p text:style-name="P42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2" fo:padding="0in" fo:text-align="start" fo:widows="2" style:line-break="strict" style:punctuation-wrap="hanging" style:shadow="none" style:snap-to-layout-grid="true" style:tab-stop-distance="0.4916in" style:text-autospace="ideograph-alpha" style:vertical-align="baseline" style:writing-mode="lr-tb" text:number-lines="true"/>
      <style:text-properties fo:background-color="transparent" fo:country="US" fo:font-size="12pt" fo:font-style="normal" fo:font-variant="normal" fo:font-weight="normal" fo:hyphenate="true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efault-outline-level="1" style:display-name="Überschrift 1" style:family="paragraph" style:name="Überschrift1" style:next-style-name="Standard" style:parent-style-name="Standard">
      <style:paragraph-properties fo:keep-together="always" fo:keep-with-next="always" fo:margin-top="0.3333in"/>
      <style:text-properties fo:color="#345A8A" fo:font-size="16pt" fo:font-weight="bold" fo:hyphenate="false" style:font-name="Calibri" style:font-name-asian="MS Gothic" style:font-size-asian="16pt" style:font-size-complex="16pt" style:font-weight-asian="bold" style:font-weight-complex="bold"/>
    </style:style>
    <style:style style:default-outline-level="2" style:display-name="Überschrift 2" style:family="paragraph" style:name="Überschrift2" style:next-style-name="Standard" style:parent-style-name="Standard">
      <style:paragraph-properties fo:keep-together="always" fo:keep-with-next="always" fo:margin-top="0.1388in"/>
      <style:text-properties fo:color="#4F81BD" fo:font-size="13pt" fo:font-weight="bold" fo:hyphenate="false" style:font-name="Calibri" style:font-name-asian="MS Gothic" style:font-size-asian="13pt" style:font-size-complex="13pt" style:font-weight-asian="bold" style:font-weight-complex="bold"/>
    </style:style>
    <style:style style:display-name="Standard" style:family="paragraph" style:name="Standard">
      <style:text-properties fo:hyphenate="false"/>
    </style:style>
    <style:style style:display-name="Absatz-Standardschriftart" style:family="text" style:name="Absatz-Standardschriftart"/>
    <style:style style:display-name="Titel" style:family="paragraph" style:name="Titel" style:next-style-name="Standard" style:parent-style-name="Standard">
      <style:paragraph-properties fo:border-bottom="0.0138in solid #4F81BD" fo:border-left="none" fo:border-right="none" fo:border-top="none" fo:margin-bottom="0.2083in" fo:padding-bottom="0.0555in" fo:padding-left="0in" fo:padding-right="0in" fo:padding-top="0in" style:shadow="none"/>
      <style:text-properties fo:color="#17365D" fo:font-size="26pt" fo:hyphenate="false" fo:letter-spacing="0.0034in" style:font-name="Calibri" style:font-name-asian="MS Gothic" style:font-size-asian="26pt" style:font-size-complex="26pt" style:letter-kerning="true"/>
    </style:style>
    <style:style style:display-name="Titel Zchn" style:family="text" style:name="TitelZchn" style:parent-style-name="Absatz-Standardschriftart">
      <style:text-properties fo:color="#17365D" fo:font-size="26pt" fo:letter-spacing="0.0034in" style:font-name="Calibri" style:font-name-asian="MS Gothic" style:font-name-complex="Times New Roman" style:font-size-asian="26pt" style:font-size-complex="26pt" style:letter-kerning="true"/>
    </style:style>
    <style:style style:display-name="Untertitel" style:family="paragraph" style:name="Untertitel" style:next-style-name="Standard" style:parent-style-name="Standard">
      <style:text-properties fo:color="#4F81BD" fo:font-style="italic" fo:hyphenate="false" fo:letter-spacing="0.0104in" style:font-name="Calibri" style:font-name-asian="MS Gothic" style:font-style-asian="italic" style:font-style-complex="italic"/>
    </style:style>
    <style:style style:display-name="Untertitel Zchn" style:family="text" style:name="UntertitelZchn" style:parent-style-name="Absatz-Standardschriftart">
      <style:text-properties fo:color="#4F81BD" fo:font-style="italic" fo:letter-spacing="0.0104in" style:font-name="Calibri" style:font-name-asian="MS Gothic" style:font-name-complex="Times New Roman" style:font-style-asian="italic" style:font-style-complex="italic"/>
    </style:style>
    <style:style style:display-name="Überschrift 1 Zchn" style:family="text" style:name="Überschrift1Zchn" style:parent-style-name="Absatz-Standardschriftar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text:outline-style style:name="WW_OutlineListStyle">
      <text:outline-level-style style:num-format="" text:level="1"/>
      <text:outline-level-style style:num-format="" text:level="2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draw:stroke-linejoin="miter" svg:stroke-color="#41719c" svg:stroke-linecap="butt" svg:stroke-opacity="100%" svg:stroke-width="0.01389in"/>
    </style:default-style>
  </office:styles>
  <office:automatic-styles>
    <style:page-layout style:name="PL0">
      <style:page-layout-properties fo:margin-bottom="0.7875in" fo:margin-left="0.984in" fo:margin-right="0.984in" fo:margin-top="0.984in" fo:page-height="11.6944in" fo:page-width="8.263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dc:creator>Olaf Felka</dc:creator>
    <meta:creation-date>2013-03-08T10:55:00Z</meta:creation-date>
    <dc:date>2018-04-06T23:27:00</dc:date>
    <meta:template xlink:href="Normal.dotm" xlink:type="simple"/>
    <meta:editing-cycles>4</meta:editing-cycles>
    <meta:editing-duration>PT0.132S</meta:editing-duration>
    <meta:document-statistic meta:character-count="112" meta:non-whitespace-character-count="98" meta:page-count="1" meta:paragraph-count="1" meta:row-count="1" meta:word-count="15"/>
  </office:meta>
</office:document-meta>
</file>